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egoePrint" svg:font-family="SegoePrint"/>
    <style:font-face style:name="TimesNewRomanPS-BoldMT" svg:font-family="TimesNewRomanPS-BoldMT"/>
    <style:font-face style:name="F" svg:font-family="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56cm"/>
    </style:style>
    <style:style style:name="co2" style:family="table-column">
      <style:table-column-properties fo:break-before="auto" style:column-width="8.879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1.5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order-bottom="none" fo:border-left="0.088cm solid #b80047" fo:border-right="none" fo:border-top="0.088cm solid #b80047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none" fo:border-left="0.088cm solid #b80047" fo:border-right="none" fo:border-top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88cm solid #b80047" fo:border-left="0.088cm solid #b80047" fo:border-right="none" fo:border-top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none" fo:border-left="0.088cm solid #e6e64c" fo:border-right="none" fo:border-top="0.088cm solid #e6e64c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-BoldMT" style:font-size-asian="10pt" style:language-asian="en" style:country-asian="US" style:font-style-asian="normal" style:font-weight-asian="normal" style:font-name-complex="TimesNewRomanPS-Bold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88cm solid #e6e64c" fo:border-right="none" fo:border-top="non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-BoldMT" style:font-size-asian="10pt" style:language-asian="en" style:country-asian="US" style:font-style-asian="normal" style:font-weight-asian="normal" style:font-name-complex="TimesNewRomanPS-Bold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88cm solid #e6e64c" fo:border-left="0.088cm solid #e6e64c" fo:border-right="none" fo:border-top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order-left="none" fo:border-right="none" fo:border-top="0.088cm solid #b80047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88cm solid #b80047" fo:border-left="none" fo:border-right="none" fo:border-top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none" fo:border-left="none" fo:border-right="none" fo:border-top="0.088cm solid #e6e64c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Arial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Sans Serif" style:font-size-asian="10pt" style:language-asian="none" style:country-asian="none" style:font-style-asian="normal" style:font-weight-asian="normal" style:font-name-complex="Microsoft Sans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88cm solid #e6e64c" fo:border-left="none" fo:border-right="none" fo:border-top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name-complex="TimesNewRomanPSMT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F" fo:font-size="12pt" fo:language="en" fo:country="US" style:font-size-asian="12pt" style:language-asian="en" style:country-asian="US" style:font-size-complex="6.80000019073486pt" style:language-complex="en" style:country-complex="US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none" fo:border-top="0.088cm solid #b80047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-bottom="0.088cm solid #b80047" fo:border-left="none" fo:border-right="none" fo:border-top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-bottom="none" fo:border-left="none" fo:border-right="none" fo:border-top="0.088cm solid #e6e64c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0.088cm solid #e6e64c" fo:border-left="none" fo:border-right="none" fo:border-top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none" fo:border-left="none" fo:border-right="0.088cm solid #b80047" fo:border-top="0.088cm solid #b80047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none" fo:border-left="none" fo:border-right="0.088cm solid #b80047" fo:border-top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0.088cm solid #b80047" fo:border-left="none" fo:border-right="0.088cm solid #b80047" fo:border-top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none" fo:border-left="none" fo:border-right="0.088cm solid #e6e64c" fo:border-top="0.088cm solid #e6e64c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Arial1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T2" style:family="text">
      <style:text-properties style:font-name="Arial1" fo:font-size="10pt" fo:language="none" fo:country="none" style:font-name-asian="Microsoft Sans Serif" style:font-size-asian="10pt" style:language-asian="none" style:country-asian="none" style:font-name-complex="Microsoft Sans Serif" style:font-size-complex="10pt" style:language-complex="none" style:country-complex="none"/>
    </style:style>
    <style:style style:name="T3" style:family="text">
      <style:text-properties fo:color="#000000" style:font-name="TimesNewRomanPSMT" fo:font-size="12pt" style:font-name-asian="TimesNewRomanPSMT" style:font-size-asian="12pt" style:font-name-complex="TimesNewRomanPSMT" style:font-size-complex="6.80000019073486pt"/>
    </style:style>
    <style:style style:name="T4" style:family="text">
      <style:text-properties style:font-name="F"/>
    </style:style>
    <style:style style:name="T5" style:family="text">
      <style:text-properties style:font-name="F" fo:font-size="12pt" fo:language="en" fo:country="US" style:font-size-asian="12pt" style:language-asian="en" style:country-asian="US" style:font-size-complex="6.80000019073486pt" style:language-complex="en" style:country-complex="US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Nombre de la Tarea</text:p>
          </table:table-cell>
          <table:table-cell office:value-type="string">
            <text:p>Descripción</text:p>
          </table:table-cell>
          <table:table-cell office:value-type="string">
            <text:p>Horas estimadas</text:p>
          </table:table-cell>
          <table:table-cell office:value-type="string">
            <text:p>Horas Reales</text:p>
          </table:table-cell>
          <table:table-cell office:value-type="string">
            <text:p>Retraso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area 1</text:p>
          </table:table-cell>
          <table:table-cell table:style-name="ce8" office:value-type="string">
            <text:p>Declaración de alcance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4">
            <text:p>4</text:p>
          </table:table-cell>
          <table:table-cell table:style-name="ce25" table:formula="of:=[.D2]-[.C2]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2</text:p>
          </table:table-cell>
          <table:table-cell table:style-name="ce9" office:value-type="string">
            <text:p>Recursos disponibles</text:p>
          </table:table-cell>
          <table:table-cell table:number-columns-repeated="2" office:value-type="float" office:value="1">
            <text:p>1</text:p>
          </table:table-cell>
          <table:table-cell table:style-name="ce26" table:formula="of:=[.D3]-[.C3]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3</text:p>
          </table:table-cell>
          <table:table-cell table:style-name="ce9" office:value-type="string">
            <text:p>Estimación de costos</text:p>
          </table:table-cell>
          <table:table-cell table:number-columns-repeated="2" office:value-type="float" office:value="1">
            <text:p>1</text:p>
          </table:table-cell>
          <table:table-cell table:style-name="ce26" table:formula="of:=[.D4]-[.C4]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4</text:p>
          </table:table-cell>
          <table:table-cell table:style-name="ce9" office:value-type="string">
            <text:p>Planificación organizativa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table:style-name="ce26" table:formula="of:=[.D5]-[.C5]" office:value-type="float" office:value="-0.7">
            <text:p>-0,7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5</text:p>
          </table:table-cell>
          <table:table-cell table:style-name="ce9" office:value-type="string">
            <text:p>Planificación temporal y Diagramas de Gann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6" table:formula="of:=[.D6]-[.C6]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6</text:p>
          </table:table-cell>
          <table:table-cell table:style-name="ce9" office:value-type="string">
            <text:p>Análisis de riesgos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table:style-name="ce26" table:formula="of:=[.D7]-[.C7]" office:value-type="float" office:value="-0.9">
            <text:p>-0,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7</text:p>
          </table:table-cell>
          <table:table-cell table:style-name="ce9" office:value-type="string">
            <text:p>Documento de Planificació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26" table:formula="of:=[.D8]-[.C8]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8</text:p>
          </table:table-cell>
          <table:table-cell table:style-name="ce9" office:value-type="string">
            <text:p>Repartición de tareas a subgrupo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6" table:formula="of:=[.D9]-[.C9]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area 9</text:p>
          </table:table-cell>
          <table:table-cell table:style-name="ce9" office:value-type="string">
            <text:p>Revisión de planificación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style-name="ce26" table:formula="of:=[.D10]-[.C10]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0" office:value-type="string">
            <text:p>Total Planificación</text:p>
          </table:table-cell>
          <table:table-cell table:style-name="ce21" table:formula="of:=SUM([.C2:.C10])" office:value-type="float" office:value="23">
            <text:p>23</text:p>
          </table:table-cell>
          <table:table-cell table:style-name="ce21" table:formula="of:=SUM([.D2:.D10])" office:value-type="float" office:value="41.4">
            <text:p>41,4</text:p>
          </table:table-cell>
          <table:table-cell table:style-name="ce27" table:formula="of:=[.D11]-[.C11]" office:value-type="float" office:value="18.4">
            <text:p>18,4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Tarea 10</text:p>
          </table:table-cell>
          <table:table-cell table:style-name="ce11" office:value-type="string">
            <text:p>Realizar el modelado de requisitos funcionales, mediante el diagrama de casos de uso del sistema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8" table:formula="of:=[.D12]-[.C12]" office:value-type="float" office:value="0">
            <text:p>0</text:p>
          </table:table-cell>
          <table:table-cell office:value-type="string">
            <text:p>Aprendizaje de Enterprise Architect (2 horas)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Tarea 11</text:p>
          </table:table-cell>
          <table:table-cell table:style-name="ce12" office:value-type="string">
            <text:p>Realizar la especificación detallada de los casos de uso, intentando identificar en cada uno de ellos requisitos no funcionales del problema</text:p>
          </table:table-cell>
          <table:table-cell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8" table:formula="of:=[.D13]-[.C13]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Tarea 12</text:p>
          </table:table-cell>
          <table:table-cell table:style-name="ce12" office:value-type="string">
            <text:p><text:span text:style-name="T2">Realizar descomposición del sistema en subsistemas funcionales, mediante el diagrama de paquetes funcionales</text:span></text:p>
          </table:table-cell>
          <table:table-cell table:number-columns-repeated="2" office:value-type="float" office:value="1">
            <text:p>1</text:p>
          </table:table-cell>
          <table:table-cell table:style-name="ce28" table:formula="of:=[.D14]-[.C14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<text:span text:style-name="T1">Tarea 13</text:span></text:p>
          </table:table-cell>
          <table:table-cell table:style-name="ce13" office:value-type="string">
            <text:p><text:span text:style-name="T3">Llevar a cabo la identificación de requisitos no funcionales del problema</text:span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8" table:formula="of:=[.D15]-[.C15]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<text:span text:style-name="T1">Tarea 14</text:span></text:p>
          </table:table-cell>
          <table:table-cell table:style-name="ce14" office:value-type="string">
            <text:p>Realizar los diagramas de secuencia del sistema. Se realiza un diagrama por cada caso de uso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28" table:formula="of:=[.D16]-[.C16]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Tarea 15</text:p>
          </table:table-cell>
          <table:table-cell table:style-name="ce13" office:value-type="string">
            <text:p>Realizar una lista con las operaciones del sistem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8" table:formula="of:=[.D17]-[.C17]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Tarea 16</text:p>
          </table:table-cell>
          <table:table-cell table:style-name="ce13" office:value-type="string">
            <text:p><text:span text:style-name="T3">Revisión del modelado de requisitos</text:span>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8" table:formula="of:=[.D18]-[.C18]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Tarea 17</text:p>
          </table:table-cell>
          <table:table-cell table:style-name="ce13" office:value-type="string">
            <text:p><text:span text:style-name="T3">Realizar el documento de modelado de requisitos</text:span>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28" table:formula="of:=[.D19]-[.C19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5" office:value-type="string">
            <text:p>Total Modelado de Requisitos</text:p>
          </table:table-cell>
          <table:table-cell table:style-name="ce23" table:formula="of:=SUM([.C12:.C19])" office:value-type="float" office:value="16">
            <text:p>16</text:p>
          </table:table-cell>
          <table:table-cell table:style-name="ce23" table:formula="of:=SUM([.D12:.D19])" office:value-type="float" office:value="29">
            <text:p>29</text:p>
          </table:table-cell>
          <table:table-cell table:style-name="ce28" table:formula="of:=[.D20]-[.C20]"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Tarea 18</text:p>
          </table:table-cell>
          <table:table-cell table:style-name="ce16" office:value-type="string">
            <text:p>Identificar clases, relaciones y atributos</text:p>
          </table:table-cell>
          <table:table-cell table:style-name="Default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D21]-[.C21]"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Tarea 19</text:p>
          </table:table-cell>
          <table:table-cell table:style-name="ce16" office:value-type="string">
            <text:p>Diagrama de clases del análisis</text:p>
          </table:table-cell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22]-[.C22]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area 20</text:p>
          </table:table-cell>
          <table:table-cell table:style-name="ce16" office:value-type="string">
            <text:p>Contratos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D23]-[.C23]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area 21</text:p>
          </table:table-cell>
          <table:table-cell table:style-name="ce16" office:value-type="string">
            <text:p>Diagramas de colaboración</text:p>
          </table:table-cell>
          <table:table-cell table:style-name="Default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D24]-[.C24]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area 22</text:p>
          </table:table-cell>
          <table:table-cell table:style-name="ce16" office:value-type="string">
            <text:p>Revisión del análisis</text:p>
          </table:table-cell>
          <table:table-cell table:style-name="Default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D25]-[.C25]"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Tarea 23</text:p>
          </table:table-cell>
          <table:table-cell table:style-name="ce16" office:value-type="string">
            <text:p>Documento de análisis</text:p>
          </table:table-cell>
          <table:table-cell table:style-name="Default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26]-[.C26]" office:value-type="float" office:value="5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>
            <text:p>Total Análisis</text:p>
          </table:table-cell>
          <table:table-cell table:style-name="Default" table:formula="of:=SUM([.C21:.C26])" office:value-type="float" office:value="14">
            <text:p>14</text:p>
          </table:table-cell>
          <table:table-cell table:formula="of:=SUM([.D21:.D26])" office:value-type="float" office:value="24">
            <text:p>24</text:p>
          </table:table-cell>
          <table:table-cell table:formula="of:=[.D27]-[.C27]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Tarea 24</text:p>
          </table:table-cell>
          <table:table-cell table:style-name="ce17" office:value-type="string">
            <text:p>Decidir Estilo Arquitectónico</text:p>
          </table:table-cell>
          <table:table-cell table:style-name="ce17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D28]-[.C28]"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Tarea 25</text:p>
          </table:table-cell>
          <table:table-cell table:style-name="ce17" office:value-type="string">
            <text:p><text:span text:style-name="T4">Diagrama de Clases de Diseño</text:span></text:p>
          </table:table-cell>
          <table:table-cell table:style-name="Default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D29]-[.C29]"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area 26</text:p>
          </table:table-cell>
          <table:table-cell table:style-name="ce18" office:value-type="string">
            <text:p><text:span text:style-name="T5">Diagrama de Paquetes Estructurales</text:span></text:p>
          </table:table-cell>
          <table:table-cell table:style-name="ce17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D30]-[.C30]"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Tarea 27</text:p>
          </table:table-cell>
          <table:table-cell table:style-name="ce17" office:value-type="string">
            <text:p><text:span text:style-name="T4">Eliminar Ciclos</text:span></text:p>
          </table:table-cell>
          <table:table-cell table:style-name="Default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D31]-[.C31]"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Tarea 28</text:p>
          </table:table-cell>
          <table:table-cell table:style-name="ce17" office:value-type="string">
            <text:p>Identificar Interfaces</text:p>
          </table:table-cell>
          <table:table-cell table:style-name="ce17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D32]-[.C32]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area 29</text:p>
          </table:table-cell>
          <table:table-cell table:style-name="ce17" office:value-type="string">
            <text:p>Diagrama de Componentes</text:p>
          </table:table-cell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33]-[.C33]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area 30</text:p>
          </table:table-cell>
          <table:table-cell table:style-name="ce17" office:value-type="string">
            <text:p>Diagramas de Colaboración de Diseño</text:p>
          </table:table-cell>
          <table:table-cell table:style-name="ce17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34]-[.C34]"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string">
            <text:p>Tarea 31</text:p>
          </table:table-cell>
          <table:table-cell table:style-name="ce17" office:value-type="string">
            <text:p>Diagrama Entidad-Relación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D35]-[.C35]"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Tarea 32</text:p>
          </table:table-cell>
          <table:table-cell table:style-name="ce17" office:value-type="string">
            <text:p>Diagrama relacional</text:p>
          </table:table-cell>
          <table:table-cell table:style-name="ce17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36]-[.C36]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area 33</text:p>
          </table:table-cell>
          <table:table-cell table:style-name="ce17" office:value-type="string">
            <text:p>Diagrama de Despliegue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D37]-[.C37]"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Tarea 34</text:p>
          </table:table-cell>
          <table:table-cell table:style-name="ce17" office:value-type="string">
            <text:p>Diseño de la Interfaz de Usuario</text:p>
          </table:table-cell>
          <table:table-cell table:style-name="ce17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.D38]-[.C38]"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Tarea 35</text:p>
          </table:table-cell>
          <table:table-cell table:style-name="ce17" office:value-type="string">
            <text:p>Revisión del Diseño</text:p>
          </table:table-cell>
          <table:table-cell table:style-name="Default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D39]-[.C39]"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Tarea 36</text:p>
          </table:table-cell>
          <table:table-cell table:style-name="ce17" office:value-type="string">
            <text:p>Documento de Diseño</text:p>
          </table:table-cell>
          <table:table-cell table:style-name="ce17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40]-[.C40]" office:value-type="float" office:value="5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>
            <text:p>Total Diseño</text:p>
          </table:table-cell>
          <table:table-cell table:style-name="Default" table:formula="of:=SUM([.C28:.C40])" office:value-type="float" office:value="22">
            <text:p>22</text:p>
          </table:table-cell>
          <table:table-cell table:formula="of:=SUM([.D28:.D40])" office:value-type="float" office:value="37">
            <text:p>37</text:p>
          </table:table-cell>
          <table:table-cell table:formula="of:=[.D41]-[.C41]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office:value-type="string">
            <text:p>Tarea 37</text:p>
          </table:table-cell>
          <table:table-cell table:style-name="Default" office:value-type="string">
            <text:p>Implantación Base de Datos</text:p>
          </table:table-cell>
          <table:table-cell table:style-name="ce17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42]-[.C42]" office:value-type="float" office:value="-1">
            <text:p>-1</text:p>
          </table:table-cell>
          <table:table-cell table:number-columns-repeated="1019"/>
        </table:table-row>
        <table:table-row table:style-name="ro3">
          <table:table-cell office:value-type="string">
            <text:p>Tarea 38</text:p>
          </table:table-cell>
          <table:table-cell table:style-name="ce17" office:value-type="string">
            <text:p>Implementación de Clases</text:p>
          </table:table-cell>
          <table:table-cell table:style-name="Default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D43]-[.C43]" office:value-type="float" office:value="-15">
            <text:p>-15</text:p>
          </table:table-cell>
          <table:table-cell table:number-columns-repeated="1019"/>
        </table:table-row>
        <table:table-row table:style-name="ro4">
          <table:table-cell/>
          <table:table-cell table:style-name="ce19" office:value-type="string">
            <text:p>Total Implementación</text:p>
          </table:table-cell>
          <table:table-cell table:style-name="ce17" table:formula="of:=SUM([.C42:.C43])" office:value-type="float" office:value="17">
            <text:p>17</text:p>
          </table:table-cell>
          <table:table-cell table:formula="of:=SUM([.D42:.D43])" office:value-type="float" office:value="1">
            <text:p>1</text:p>
          </table:table-cell>
          <table:table-cell table:formula="of:=[.D44]-[.C44]" office:value-type="float" office:value="-16">
            <text:p>-16</text:p>
          </table:table-cell>
          <table:table-cell table:number-columns-repeated="1019"/>
        </table:table-row>
        <table:table-row table:style-name="ro3">
          <table:table-cell office:value-type="string">
            <text:p>Tarea 39</text:p>
          </table:table-cell>
          <table:table-cell table:style-name="ce17" office:value-type="string">
            <text:p>Realización de pruebas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45]-[.C45]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19" office:value-type="string">
            <text:p>Total Pruebas</text:p>
          </table:table-cell>
          <table:table-cell table:style-name="ce17" table:formula="of:=[.C45]" office:value-type="float" office:value="0">
            <text:p>0</text:p>
          </table:table-cell>
          <table:table-cell table:formula="of:=[.D45]" office:value-type="float" office:value="0">
            <text:p>0</text:p>
          </table:table-cell>
          <table:table-cell table:formula="of:=[.D46]-[.C46]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17"/>
          <table:table-cell table:style-name="Default"/>
          <table:table-cell table:number-columns-repeated="1021"/>
        </table:table-row>
        <table:table-row table:style-name="ro4">
          <table:table-cell/>
          <table:table-cell table:style-name="Default"/>
          <table:table-cell table:style-name="ce17"/>
          <table:table-cell table:number-columns-repeated="1021"/>
        </table:table-row>
        <table:table-row table:style-name="ro4">
          <table:table-cell/>
          <table:table-cell table:style-name="ce17"/>
          <table:table-cell table:style-name="Default"/>
          <table:table-cell table:number-columns-repeated="1021"/>
        </table:table-row>
        <table:table-row table:style-name="ro4">
          <table:table-cell/>
          <table:table-cell table:style-name="Default"/>
          <table:table-cell table:style-name="ce17"/>
          <table:table-cell table:number-columns-repeated="1021"/>
        </table:table-row>
        <table:table-row table:style-name="ro4">
          <table:table-cell/>
          <table:table-cell table:style-name="ce17"/>
          <table:table-cell table:style-name="Default"/>
          <table:table-cell table:number-columns-repeated="1021"/>
        </table:table-row>
        <table:table-row table:style-name="ro4">
          <table:table-cell/>
          <table:table-cell table:style-name="Default"/>
          <table:table-cell table:style-name="ce17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egoePrint" svg:font-family="SegoePrint"/>
    <style:font-face style:name="TimesNewRomanPS-BoldMT" svg:font-family="TimesNewRomanPS-BoldMT"/>
    <style:font-face style:name="F" svg:font-family="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5">05/04/2010</text:date>, <text:time>21:47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5T18:20:04.94</meta:creation-date>
    <dc:date>2010-04-05T21:47:30.78</dc:date>
    <meta:editing-duration>PT02H11M34S</meta:editing-duration>
    <meta:editing-cycles>3</meta:editing-cycles>
    <meta:generator>OpenOffice.org/3.2$Win32 OpenOffice.org_project/320m12$Build-9483</meta:generator>
    <meta:document-statistic meta:table-count="3" meta:cell-count="225" meta:object-count="0"/>
  </office:meta>
</office:document-meta>
</file>